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132in" fo:margin-left="0in" fo:margin-top="0in" fo:margin-bottom="0in" table:align="left" style:writing-mode="lr-tb"/>
    </style:style>
    <style:style style:name="Table1.A" style:family="table-column">
      <style:table-column-properties style:column-width="0.266in"/>
    </style:style>
    <style:style style:name="Table1.B" style:family="table-column">
      <style:table-column-properties style:column-width="5.4472in"/>
    </style:style>
    <style:style style:name="Table1.1" style:family="table-row">
      <style:table-row-properties style:keep-together="true" fo:keep-together="auto"/>
    </style:style>
    <style:style style:name="Table1.A1" style:family="table-cell">
      <style:table-cell-properties style:vertical-align="middle" fo:padding="0in" fo:border="none"/>
    </style:style>
    <style:style style:name="P1" style:family="paragraph" style:parent-style-name="List_20_Paragraph">
      <style:paragraph-properties fo:text-align="justify" style:justify-single-word="false"/>
      <style:text-properties fo:font-size="10pt" style:font-size-asian="10pt" style:font-size-complex="10pt"/>
    </style:style>
    <style:style style:name="P2" style:family="paragraph" style:parent-style-name="List_20_Paragraph">
      <style:paragraph-properties fo:margin-left="0.7425in" fo:margin-right="0in" fo:text-align="justify" style:justify-single-word="false" fo:text-indent="0in" style:auto-text-indent="false"/>
    </style:style>
    <style:style style:name="P3" style:family="paragraph" style:parent-style-name="Standard">
      <style:paragraph-properties fo:margin-left="1in" fo:margin-right="0in" fo:text-align="justify" style:justify-single-word="false" fo:text-indent="0in" style:auto-text-indent="false"/>
    </style:style>
    <style:style style:name="P4" style:family="paragraph" style:parent-style-name="Standard">
      <style:paragraph-properties fo:margin-left="0.75in" fo:margin-right="0in" fo:margin-top="0in" fo:margin-bottom="0in"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5" style:family="paragraph" style:parent-style-name="Standard">
      <style:paragraph-properties fo:margin-left="0.5in" fo:margin-right="0in" fo:margin-top="0.0693in" fo:margin-bottom="0.0693in" fo:text-indent="0in" style:auto-text-indent="false"/>
      <style:text-properties style:font-name="Calibri" fo:font-size="10.5pt" style:font-size-asian="10.5pt" style:font-name-complex="Calibri2" style:font-size-complex="10.5pt"/>
    </style:style>
    <style:style style:name="P6" style:family="paragraph" style:parent-style-name="Standard">
      <style:paragraph-properties fo:margin-left="0.5in" fo:margin-right="0in" fo:margin-top="0in" fo:margin-bottom="0in" fo:line-height="100%" fo:text-indent="0in" style:auto-text-indent="false"/>
      <style:text-properties fo:color="#000000" style:font-name="Courier New" fo:font-size="10pt" style:font-size-asian="10pt" style:font-name-complex="Courier New3" style:font-size-complex="10pt"/>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style:text-properties fo:color="#000000" style:font-name="Courier New" fo:font-size="10pt" style:font-size-asian="10pt" style:font-name-complex="Courier New3" style:font-size-complex="10pt" style:language-complex="hi" style:country-complex="IN"/>
    </style:style>
    <style:style style:name="P9" style:family="paragraph" style:parent-style-name="Standard">
      <style:paragraph-properties fo:margin-top="0in" fo:margin-bottom="0in" fo:line-height="100%"/>
      <style:text-properties fo:color="#000000" style:font-name="Courier New" fo:font-size="10pt" style:text-underline-style="none" style:font-size-asian="10pt" style:font-name-complex="Courier New3" style:font-size-complex="10pt" style:language-complex="hi" style:country-complex="IN"/>
    </style:style>
    <style:style style:name="P10" style:family="paragraph" style:parent-style-name="Standard">
      <style:paragraph-properties fo:margin-top="0in" fo:margin-bottom="0in" fo:line-height="100%"/>
      <style:text-properties style:font-name="Courier New" fo:font-size="10pt" style:text-underline-style="none" style:font-size-asian="10pt" style:font-name-complex="Courier New3" style:font-size-complex="10pt" style:language-complex="hi" style:country-complex="IN"/>
    </style:style>
    <style:style style:name="P11" style:family="paragraph" style:parent-style-name="Standard">
      <style:paragraph-properties fo:margin-top="0in" fo:margin-bottom="0in" fo:line-height="100%"/>
      <style:text-properties style:text-underline-style="none"/>
    </style:style>
    <style:style style:name="P12" style:family="paragraph" style:parent-style-name="Standard">
      <style:paragraph-properties fo:margin-top="0in" fo:margin-bottom="0in" fo:line-height="150%"/>
      <style:text-properties style:font-name="Calibri1" fo:font-size="11pt" style:font-size-asian="11pt" style:font-size-complex="11pt"/>
    </style:style>
    <style:style style:name="P13" style:family="paragraph" style:parent-style-name="Standard">
      <style:paragraph-properties fo:margin-top="0in" fo:margin-bottom="0in" fo:line-height="150%" fo:text-align="justify" style:justify-single-word="false"/>
      <style:text-properties style:font-name="Calibri1" fo:font-size="11pt" style:font-size-asian="11pt" style:font-size-complex="11pt"/>
    </style:style>
    <style:style style:name="P14" style:family="paragraph" style:parent-style-name="Standard">
      <style:paragraph-properties fo:margin-top="0in" fo:margin-bottom="0in" fo:line-height="100%"/>
      <style:text-properties style:font-name="Calibri1" fo:font-size="11pt" style:font-name-asian="Times New Roman1" style:font-size-asian="11pt" style:language-asian="en" style:country-asian="IN" style:font-name-complex="Calibri2" style:font-size-complex="11pt" style:language-complex="hi" style:country-complex="IN"/>
    </style:style>
    <style:style style:name="P15" style:family="paragraph" style:parent-style-name="Standard">
      <style:paragraph-properties fo:margin-top="0in" fo:margin-bottom="0in" fo:line-height="100%"/>
      <style:text-properties style:font-name="Calibri1" fo:font-size="11pt" fo:background-color="#ffffff" style:font-name-asian="Times New Roman1" style:font-size-asian="11pt" style:language-asian="en" style:country-asian="IN" style:font-name-complex="Calibri2" style:font-size-complex="11pt" style:language-complex="hi" style:country-complex="IN"/>
    </style:style>
    <style:style style:name="P16" style:family="paragraph" style:parent-style-name="Standard">
      <style:paragraph-properties fo:margin-top="0in" fo:margin-bottom="0in" style:line-height-at-least="0.1535in" fo:background-color="#ffffff" style:vertical-align="baseline">
        <style:background-image/>
      </style:paragraph-properties>
      <style:text-properties fo:color="#333333" style:font-name="Calibri1" fo:font-size="11pt" fo:font-weight="bold" style:font-name-asian="Times New Roman1" style:font-size-asian="11pt" style:language-asian="en" style:country-asian="IN" style:font-weight-asian="bold" style:font-name-complex="Calibri2" style:font-size-complex="11pt" style:language-complex="hi" style:country-complex="IN" style:font-weight-complex="bold"/>
    </style:style>
    <style:style style:name="P17" style:family="paragraph" style:parent-style-name="Standard">
      <style:paragraph-properties fo:margin-top="0in" fo:margin-bottom="0in" fo:line-height="150%" fo:background-color="#ffffff" style:vertical-align="baseline">
        <style:background-image/>
      </style:paragraph-properties>
      <style:text-properties fo:color="#333333" style:font-name="Calibri1" fo:font-size="11pt" style:font-name-asian="Times New Roman1" style:font-size-asian="11pt" style:language-asian="en" style:country-asian="IN" style:font-name-complex="Calibri2" style:font-size-complex="11pt" style:language-complex="hi" style:country-complex="IN"/>
    </style:style>
    <style:style style:name="P18" style:family="paragraph" style:parent-style-name="Standard">
      <style:paragraph-properties fo:margin-top="0in" fo:margin-bottom="0in" fo:line-height="150%" fo:background-color="#ffffff" style:vertical-align="baseline">
        <style:background-image/>
      </style:paragraph-properties>
      <style:text-properties style:font-name="Calibri1" fo:font-size="11pt" style:font-size-asian="11pt" style:font-size-complex="11pt"/>
    </style:style>
    <style:style style:name="P19" style:family="paragraph" style:parent-style-name="Standard">
      <style:paragraph-properties fo:margin-left="0in" fo:margin-right="0in" fo:margin-top="0in" fo:margin-bottom="0in" fo:line-height="150%" fo:text-align="justify" style:justify-single-word="false" fo:text-indent="0in" style:auto-text-indent="false"/>
      <style:text-properties style:font-name="Calibri1" fo:font-size="11pt" style:font-size-asian="11pt" style:font-size-complex="11pt"/>
    </style:style>
    <style:style style:name="P20" style:family="paragraph" style:parent-style-name="Standard">
      <style:paragraph-properties fo:margin-left="0in" fo:margin-right="0in" fo:margin-top="0in" fo:margin-bottom="0in" fo:line-height="100%" fo:text-indent="0in" style:auto-text-indent="false"/>
      <style:text-properties style:font-name="Courier New1" fo:font-size="10pt" style:font-size-asian="10pt" style:font-size-complex="10pt"/>
    </style:style>
    <style:style style:name="P21" style:family="paragraph" style:parent-style-name="Standard">
      <style:paragraph-properties fo:margin-left="0in" fo:margin-right="0in" fo:margin-top="0in" fo:margin-bottom="0in" fo:line-height="100%" fo:text-indent="0in" style:auto-text-indent="false"/>
      <style:text-properties style:font-name="Courier New" fo:font-size="10pt" style:text-underline-style="none" style:font-size-asian="10pt" style:font-name-complex="Courier New3" style:font-size-complex="10pt" style:language-complex="hi" style:country-complex="IN"/>
    </style:style>
    <style:style style:name="P22" style:family="paragraph" style:parent-style-name="Standard">
      <style:paragraph-properties fo:margin-left="0in" fo:margin-right="0in" fo:margin-top="0in" fo:margin-bottom="0in" fo:line-height="100%" fo:text-indent="0in" style:auto-text-indent="false"/>
    </style:style>
    <style:style style:name="P23" style:family="paragraph" style:parent-style-name="Standard">
      <style:paragraph-properties fo:margin-left="0in" fo:margin-right="0in" fo:margin-top="0in" fo:margin-bottom="0in"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24" style:family="paragraph" style:parent-style-name="Standard">
      <style:paragraph-properties fo:margin-left="0in" fo:margin-right="0in" fo:margin-top="0in" fo:margin-bottom="0in" fo:line-height="100%" fo:text-indent="0in" style:auto-text-indent="false"/>
      <style:text-properties fo:color="#000000" style:font-name="Courier New" fo:font-size="10pt" style:font-size-asian="10pt" style:font-name-complex="Courier New3" style:font-size-complex="10pt"/>
    </style:style>
    <style:style style:name="P25" style:family="paragraph" style:parent-style-name="Standard">
      <style:paragraph-properties fo:margin-left="0in" fo:margin-right="0in" fo:margin-top="0in" fo:margin-bottom="0in" fo:line-height="100%" fo:text-indent="0in" style:auto-text-indent="false"/>
      <style:text-properties fo:color="#000000" style:font-name="Courier New" fo:font-size="10pt" style:text-underline-style="none" style:font-size-asian="10pt" style:font-name-complex="Courier New3" style:font-size-complex="10pt" style:language-complex="hi" style:country-complex="IN"/>
    </style:style>
    <style:style style:name="P26" style:family="paragraph" style:parent-style-name="Standard">
      <style:paragraph-properties fo:margin-left="0in" fo:margin-right="0in" fo:margin-top="0in" fo:margin-bottom="0in" fo:line-height="100%" fo:text-indent="0in" style:auto-text-indent="false"/>
      <style:text-properties fo:color="#000000" style:font-name="Courier New" fo:font-size="10pt" style:text-underline-style="none" style:font-size-asian="10pt" style:font-name-complex="Courier New3" style:font-size-complex="10pt"/>
    </style:style>
    <style:style style:name="P27" style:family="paragraph" style:parent-style-name="Standard">
      <style:paragraph-properties fo:margin-left="0in" fo:margin-right="0in" fo:margin-top="0in" fo:margin-bottom="0in" fo:line-height="100%" fo:text-indent="0in" style:auto-text-indent="false"/>
      <style:text-properties fo:color="#000000" style:font-name="Courier New1" fo:font-size="10pt" style:font-size-asian="10pt" style:font-name-complex="Courier New3" style:font-size-complex="10pt" style:language-complex="hi" style:country-complex="IN"/>
    </style:style>
    <style:style style:name="P28" style:family="paragraph" style:parent-style-name="Standard">
      <style:paragraph-properties fo:margin-left="0in" fo:margin-right="0in" fo:margin-top="0in" fo:margin-bottom="0in" fo:line-height="100%" fo:text-indent="0in" style:auto-text-indent="false"/>
      <style:text-properties style:text-underline-style="none"/>
    </style:style>
    <style:style style:name="P29" style:family="paragraph" style:parent-style-name="List_20_Paragraph">
      <style:paragraph-properties fo:margin-left="0in" fo:margin-right="0in" fo:margin-top="0in" fo:margin-bottom="0in" fo:line-height="150%" fo:text-align="justify" style:justify-single-word="false" fo:text-indent="0in" style:auto-text-indent="false"/>
      <style:text-properties style:font-name="Calibri1" fo:font-size="11pt" style:font-size-asian="11pt" style:font-size-complex="11pt"/>
    </style:style>
    <style:style style:name="P30" style:family="paragraph" style:parent-style-name="List_20_Paragraph">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31" style:family="paragraph" style:parent-style-name="List_20_Paragraph">
      <style:paragraph-properties fo:margin-left="0in" fo:margin-right="0in" fo:margin-top="0in" fo:margin-bottom="0in" fo:line-height="150%" fo:text-align="justify" style:justify-single-word="false" fo:text-indent="0in" style:auto-text-indent="false"/>
    </style:style>
    <style:style style:name="P32" style:family="paragraph" style:parent-style-name="List_20_Paragraph">
      <style:paragraph-properties fo:margin-left="0in" fo:margin-right="0in" fo:margin-top="0in" fo:margin-bottom="0in" fo:line-height="100%" fo:text-align="justify" style:justify-single-word="false" fo:text-indent="0in" style:auto-text-indent="false"/>
      <style:text-properties style:font-name="Courier New1" fo:font-size="10pt" style:font-size-asian="10pt" style:font-size-complex="10pt"/>
    </style:style>
    <style:style style:name="P33" style:family="paragraph" style:parent-style-name="Standard">
      <style:paragraph-properties fo:margin-left="0in" fo:margin-right="0in" fo:text-align="justify" style:justify-single-word="false" fo:text-indent="0in" style:auto-text-indent="false"/>
      <style:text-properties fo:color="#000000" style:font-name="Courier New1" fo:font-size="10pt" style:font-size-asian="10pt" style:font-name-complex="Courier New3" style:font-size-complex="10pt" style:language-complex="hi" style:country-complex="IN"/>
    </style:style>
    <style:style style:name="P34" style:family="paragraph" style:parent-style-name="No_20_Spacing">
      <style:text-properties style:font-name="Calibri1" fo:font-size="11pt" style:font-size-asian="11pt" style:font-size-complex="11pt"/>
    </style:style>
    <style:style style:name="P35" style:family="paragraph" style:parent-style-name="Standard">
      <style:text-properties style:font-name="Courier New1" fo:font-size="10pt" style:font-size-asian="10pt" style:font-size-complex="10pt"/>
    </style:style>
    <style:style style:name="P36" style:family="paragraph" style:parent-style-name="Standard">
      <style:text-properties style:font-name="Calibri1" fo:font-size="11pt" style:font-size-asian="11pt" style:font-size-complex="11pt"/>
    </style:style>
    <style:style style:name="P37" style:family="paragraph" style:parent-style-name="Standard">
      <style:text-properties fo:font-size="11pt" style:font-size-asian="11pt" style:font-size-complex="11pt"/>
    </style:style>
    <style:style style:name="P38" style:family="paragraph" style:parent-style-name="Standard" style:master-page-name="Standard">
      <style:paragraph-properties fo:text-align="center" style:justify-single-word="false" style:page-number="auto"/>
      <style:text-properties style:font-name="Calibri1" style:text-underline-style="solid" style:text-underline-width="auto" style:text-underline-color="font-color" fo:font-weight="bold" style:font-weight-asian="bold"/>
    </style:style>
    <style:style style:name="P39" style:family="paragraph" style:parent-style-name="Standard" style:list-style-name="WWNum16" style:master-page-name="">
      <style:paragraph-properties fo:margin-left="0in" fo:margin-right="0in" fo:margin-top="0in" fo:margin-bottom="0in" fo:line-height="150%" fo:text-indent="0in" style:auto-text-indent="false" style:page-number="auto" style:vertical-align="baseline">
        <style:tab-stops>
          <style:tab-stop style:position="0.302in"/>
        </style:tab-stops>
      </style:paragraph-properties>
      <style:text-properties fo:color="#333333" style:font-name="Calibri1" fo:font-size="11pt" style:font-name-asian="Times New Roman1" style:font-size-asian="11pt" style:language-asian="en" style:country-asian="IN" style:font-name-complex="Calibri2" style:font-size-complex="11pt" style:language-complex="hi" style:country-complex="IN"/>
    </style:style>
    <style:style style:name="P40" style:family="paragraph" style:parent-style-name="Standard" style:list-style-name="WWNum17" style:master-page-name="">
      <style:paragraph-properties fo:margin-left="0in" fo:margin-right="0in" fo:margin-top="0in" fo:margin-bottom="0in" fo:line-height="150%" fo:text-indent="0in" style:auto-text-indent="false" style:page-number="auto" style:vertical-align="baseline">
        <style:tab-stops>
          <style:tab-stop style:position="0.302in"/>
        </style:tab-stops>
      </style:paragraph-properties>
      <style:text-properties style:font-name="Calibri1" fo:font-size="11pt" style:font-size-asian="11pt" style:font-size-complex="11pt"/>
    </style:style>
    <style:style style:name="P41" style:family="paragraph" style:parent-style-name="Standard" style:list-style-name="WWNum18" style:master-page-name="">
      <style:paragraph-properties fo:margin-left="0in" fo:margin-right="0in" fo:margin-top="0in" fo:margin-bottom="0in" fo:line-height="150%" fo:text-indent="0in" style:auto-text-indent="false" style:page-number="auto" style:vertical-align="baseline">
        <style:tab-stops>
          <style:tab-stop style:position="0.302in"/>
        </style:tab-stops>
      </style:paragraph-properties>
      <style:text-properties style:font-name="Calibri1" fo:font-size="11pt" fo:background-color="#ffffff" style:font-size-asian="11pt" style:font-size-complex="11pt"/>
    </style:style>
    <style:style style:name="P42" style:family="paragraph" style:parent-style-name="Standard" style:list-style-name="WWNum16">
      <style:paragraph-properties fo:margin-left="0in" fo:margin-right="0in" fo:margin-top="0in" fo:margin-bottom="0in" fo:line-height="150%" fo:text-indent="0in" style:auto-text-indent="false" style:vertical-align="baseline">
        <style:tab-stops>
          <style:tab-stop style:position="0.302in"/>
        </style:tab-stops>
      </style:paragraph-properties>
      <style:text-properties fo:color="#333333" style:font-name="Calibri1" fo:font-size="11pt" style:font-name-asian="Times New Roman1" style:font-size-asian="11pt" style:language-asian="en" style:country-asian="IN" style:font-name-complex="Calibri2" style:font-size-complex="11pt" style:language-complex="hi" style:country-complex="IN"/>
    </style:style>
    <style:style style:name="P43" style:family="paragraph" style:parent-style-name="Standard" style:list-style-name="WWNum18">
      <style:paragraph-properties fo:margin-left="0in" fo:margin-right="0in" fo:margin-top="0in" fo:margin-bottom="0in" fo:line-height="150%" fo:text-indent="0in" style:auto-text-indent="false" style:vertical-align="baseline">
        <style:tab-stops>
          <style:tab-stop style:position="0.302in"/>
        </style:tab-stops>
      </style:paragraph-properties>
      <style:text-properties fo:color="#333333" style:font-name="Calibri1" fo:font-size="11pt" style:font-name-asian="Times New Roman1" style:font-size-asian="11pt" style:language-asian="en" style:country-asian="IN" style:font-name-complex="Calibri2" style:font-size-complex="11pt" style:language-complex="hi" style:country-complex="IN"/>
    </style:style>
    <style:style style:name="P44" style:family="paragraph" style:parent-style-name="Standard" style:list-style-name="WWNum17">
      <style:paragraph-properties fo:margin-left="0in" fo:margin-right="0in" fo:margin-top="0in" fo:margin-bottom="0in" fo:line-height="150%" fo:text-indent="0in" style:auto-text-indent="false" style:vertical-align="baseline">
        <style:tab-stops>
          <style:tab-stop style:position="0.302in"/>
        </style:tab-stops>
      </style:paragraph-properties>
      <style:text-properties style:font-name="Calibri1" fo:font-size="11pt" style:font-size-asian="11pt" style:font-size-complex="11pt"/>
    </style:style>
    <style:style style:name="P45" style:family="paragraph" style:parent-style-name="Standard" style:list-style-name="WWNum18">
      <style:paragraph-properties fo:margin-left="0in" fo:margin-right="0in" fo:margin-top="0in" fo:margin-bottom="0in" fo:line-height="150%" fo:text-indent="0in" style:auto-text-indent="false" style:vertical-align="baseline">
        <style:tab-stops>
          <style:tab-stop style:position="0.302in"/>
        </style:tab-stops>
      </style:paragraph-properties>
      <style:text-properties style:font-name="Calibri1" fo:font-size="11pt" style:font-size-asian="11pt" style:font-size-complex="11pt"/>
    </style:style>
    <style:style style:name="P46" style:family="paragraph" style:parent-style-name="Standard" style:list-style-name="WWNum17">
      <style:paragraph-properties fo:margin-left="0in" fo:margin-right="0in" fo:margin-top="0in" fo:margin-bottom="0in" fo:line-height="150%" fo:text-indent="0in" style:auto-text-indent="false" style:vertical-align="baseline">
        <style:tab-stops>
          <style:tab-stop style:position="0.302in"/>
        </style:tab-stops>
      </style:paragraph-properties>
      <style:text-properties style:font-name="Calibri1" fo:font-size="11pt" fo:background-color="#ffffff" style:font-size-asian="11pt" style:font-size-complex="11pt"/>
    </style:style>
    <style:style style:name="P47" style:family="paragraph" style:parent-style-name="Standard" style:list-style-name="WWNum18">
      <style:paragraph-properties fo:margin-left="0in" fo:margin-right="0in" fo:margin-top="0in" fo:margin-bottom="0in" fo:line-height="150%" fo:text-indent="0in" style:auto-text-indent="false" style:vertical-align="baseline">
        <style:tab-stops>
          <style:tab-stop style:position="0.302in"/>
        </style:tab-stops>
      </style:paragraph-properties>
      <style:text-properties style:font-name="Calibri1" fo:font-size="11pt" fo:background-color="#ffffff" style:font-size-asian="11pt" style:font-size-complex="11pt"/>
    </style:style>
    <style:style style:name="P48" style:family="paragraph" style:parent-style-name="Standard">
      <style:paragraph-properties fo:margin-left="0in" fo:margin-right="0in" fo:margin-top="0in" fo:margin-bottom="0in"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49" style:family="paragraph" style:parent-style-name="Standard" style:list-style-name="WWNum19" style:master-page-name="">
      <style:paragraph-properties fo:margin-left="0in" fo:margin-right="0in" fo:margin-top="0in" fo:margin-bottom="0.1945in" style:line-height-at-least="0.1535in" fo:text-indent="0in" style:auto-text-indent="false" style:page-number="auto" style:vertical-align="baseline">
        <style:tab-stops>
          <style:tab-stop style:position="0.302in"/>
        </style:tab-stops>
      </style:paragraph-properties>
      <style:text-properties fo:color="#333333" style:font-name="Calibri1" fo:font-size="11pt" style:font-name-asian="Times New Roman1" style:font-size-asian="11pt" style:language-asian="en" style:country-asian="IN" style:font-name-complex="Calibri2" style:font-size-complex="11pt" style:language-complex="hi" style:country-complex="IN"/>
    </style:style>
    <style:style style:name="P50" style:family="paragraph" style:parent-style-name="Standard" style:list-style-name="">
      <style:paragraph-properties fo:margin-top="0in" fo:margin-bottom="0in" fo:line-height="150%" fo:background-color="#ffffff" style:vertical-align="baseline">
        <style:background-image/>
      </style:paragraph-properties>
    </style:style>
    <style:style style:name="P51" style:family="paragraph" style:parent-style-name="Standard" style:list-style-name="">
      <style:paragraph-properties fo:margin-top="0in" fo:margin-bottom="0in" style:line-height-at-least="0.2in" fo:background-color="#ffffff" style:vertical-align="baseline">
        <style:background-image/>
      </style:paragraph-properties>
      <style:text-properties style:font-name="Calibri1" fo:font-size="11pt" fo:background-color="#ffffff" style:font-size-asian="11pt" style:font-size-complex="11pt"/>
    </style:style>
    <style:style style:name="P52" style:family="paragraph" style:parent-style-name="Standard" style:list-style-name="">
      <style:paragraph-properties fo:margin-top="0in" fo:margin-bottom="0in" fo:line-height="150%" fo:background-color="#ffffff" style:vertical-align="baseline">
        <style:background-image/>
      </style:paragraph-properties>
      <style:text-properties style:font-name="Calibri1" fo:font-size="11pt" style:font-size-asian="11pt" style:font-size-complex="11pt"/>
    </style:style>
    <style:style style:name="P53" style:family="paragraph" style:parent-style-name="Standard">
      <style:paragraph-properties fo:margin-top="0in" fo:margin-bottom="0in" fo:line-height="100%"/>
    </style:style>
    <style:style style:name="P54" style:family="paragraph" style:parent-style-name="Standard">
      <style:paragraph-properties fo:margin-top="0in" fo:margin-bottom="0in" fo:line-height="100%"/>
      <style:text-properties style:font-name="Courier New1" fo:font-size="10pt" style:font-size-asian="10pt" style:font-size-complex="10pt"/>
    </style:style>
    <style:style style:name="P55" style:family="paragraph" style:parent-style-name="Standard" style:list-style-name="WWNum17" style:master-page-name="">
      <style:paragraph-properties fo:margin-left="0in" fo:margin-right="0in" fo:margin-top="0in" fo:margin-bottom="0in" fo:line-height="150%" fo:text-indent="-0.0102in" style:auto-text-indent="false" style:page-number="auto" style:vertical-align="baseline">
        <style:tab-stops>
          <style:tab-stop style:position="0.302in"/>
        </style:tab-stops>
      </style:paragraph-properties>
      <style:text-properties style:font-name="Calibri1" fo:font-size="11pt" style:font-size-asian="11pt" style:font-size-complex="11pt"/>
    </style:style>
    <style:style style:name="P56" style:family="paragraph" style:parent-style-name="Standard">
      <style:paragraph-properties fo:margin-left="1in" fo:margin-right="0in" fo:text-align="justify" style:justify-single-word="false" fo:text-indent="0in" style:auto-text-indent="false"/>
    </style:style>
    <style:style style:name="P57" style:family="paragraph" style:parent-style-name="List_20_Paragraph" style:list-style-name="WWNum2" style:master-page-name="">
      <style:paragraph-properties fo:margin-left="0in" fo:margin-right="0in" fo:margin-top="0in" fo:margin-bottom="0in" fo:line-height="150%" fo:text-align="justify" style:justify-single-word="false" fo:text-indent="0in" style:auto-text-indent="false" style:page-number="auto">
        <style:tab-stops>
          <style:tab-stop style:position="0.302in"/>
        </style:tab-stops>
      </style:paragraph-properties>
      <style:text-properties style:font-name="Calibri1" fo:font-size="11pt" style:font-size-asian="11pt" style:font-size-complex="11pt"/>
    </style:style>
    <style:style style:name="P58" style:family="paragraph" style:parent-style-name="List_20_Paragraph" style:list-style-name="WWNum15" style:master-page-name="">
      <style:paragraph-properties fo:margin-left="0in" fo:margin-right="0in" fo:margin-top="0in" fo:margin-bottom="0in" fo:line-height="150%" fo:text-align="justify" style:justify-single-word="false" fo:text-indent="0in" style:auto-text-indent="false" style:page-number="auto">
        <style:tab-stops>
          <style:tab-stop style:position="0.302in"/>
        </style:tab-stops>
      </style:paragraph-properties>
      <style:text-properties style:font-name="Calibri1" fo:font-size="11pt" style:font-size-asian="11pt" style:font-size-complex="11pt"/>
    </style:style>
    <style:style style:name="P59" style:family="paragraph" style:parent-style-name="List_20_Paragraph" style:list-style-name="WWNum10" style:master-page-name="">
      <style:paragraph-properties fo:margin-left="0in" fo:margin-right="0in" fo:margin-top="0in" fo:margin-bottom="0in" fo:line-height="150%" fo:text-align="justify" style:justify-single-word="false" fo:text-indent="0in" style:auto-text-indent="false" style:page-number="auto">
        <style:tab-stops>
          <style:tab-stop style:position="0.302in"/>
        </style:tab-stops>
      </style:paragraph-properties>
      <style:text-properties style:font-name="Calibri1" fo:font-size="11pt" style:font-size-asian="11pt" style:font-size-complex="11pt"/>
    </style:style>
    <style:style style:name="P60" style:family="paragraph" style:parent-style-name="List_20_Paragraph" style:list-style-name="WWNum9" style:master-page-name="">
      <style:paragraph-properties fo:margin-left="0in" fo:margin-right="0in" fo:margin-top="0in" fo:margin-bottom="0in" fo:line-height="150%" fo:text-align="justify" style:justify-single-word="false" fo:text-indent="0in" style:auto-text-indent="false" style:page-number="auto">
        <style:tab-stops>
          <style:tab-stop style:position="0.302in"/>
        </style:tab-stops>
      </style:paragraph-properties>
      <style:text-properties style:font-name="Calibri1" fo:font-size="11pt" fo:font-weight="bold" style:font-size-asian="11pt" style:font-weight-asian="bold" style:font-size-complex="11pt" style:font-weight-complex="bold"/>
    </style:style>
    <style:style style:name="P61" style:family="paragraph" style:parent-style-name="List_20_Paragraph" style:list-style-name="WWNum7">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62" style:family="paragraph" style:parent-style-name="List_20_Paragraph" style:list-style-name="WWNum15">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63" style:family="paragraph" style:parent-style-name="List_20_Paragraph" style:list-style-name="WWNum9">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64" style:family="paragraph" style:parent-style-name="List_20_Paragraph" style:list-style-name="WWNum10">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65" style:family="paragraph" style:parent-style-name="List_20_Paragraph" style:list-style-name="WWNum9">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fo:font-weight="bold" style:font-size-asian="11pt" style:font-weight-asian="bold" style:font-size-complex="11pt" style:font-weight-complex="bold"/>
    </style:style>
    <style:style style:name="P66" style:family="paragraph" style:parent-style-name="List_20_Paragraph" style:list-style-name="WWNum2">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67" style:family="paragraph" style:parent-style-name="List_20_Paragraph">
      <style:paragraph-properties fo:margin-left="0in" fo:margin-right="0in" fo:margin-top="0in" fo:margin-bottom="0in" fo:line-height="100%" fo:text-align="justify" style:justify-single-word="false" fo:text-indent="0in" style:auto-text-indent="false"/>
      <style:text-properties style:font-name="Courier New1" fo:font-size="10pt" style:font-size-asian="10pt" style:font-size-complex="10pt"/>
    </style:style>
    <style:style style:name="P68" style:family="paragraph" style:parent-style-name="List_20_Paragraph" style:list-style-name="WWNum13">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69" style:family="paragraph" style:parent-style-name="List_20_Paragraph" style:list-style-name="WWNum12" style:master-page-name="">
      <style:paragraph-properties fo:margin-left="0in" fo:margin-right="0in" fo:margin-top="0in" fo:margin-bottom="0.139in" fo:text-align="justify" style:justify-single-word="false" fo:text-indent="0in" style:auto-text-indent="false" style:page-number="auto">
        <style:tab-stops>
          <style:tab-stop style:position="0.302in"/>
        </style:tab-stops>
      </style:paragraph-properties>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70" style:family="paragraph" style:parent-style-name="List_20_Paragraph" style:list-style-name="WWNum9" style:master-page-name="">
      <style:paragraph-properties fo:margin-left="0in" fo:margin-right="0in" fo:text-align="justify" style:justify-single-word="false" fo:text-indent="0in" style:auto-text-indent="false" style:page-number="auto">
        <style:tab-stops>
          <style:tab-stop style:position="0.302in"/>
        </style:tab-stops>
      </style:paragraph-properties>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71" style:family="paragraph" style:parent-style-name="List_20_Paragraph">
      <style:paragraph-properties fo:margin-left="0.9583in" fo:margin-right="0in" fo:text-align="justify" style:justify-single-word="false" fo:text-indent="0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style>
    <style:style style:name="T4" style:family="text">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T5" style:family="text">
      <style:text-properties fo:color="#7f0055" style:font-name="Courier New" fo:font-size="10pt" fo:font-weight="bold" style:font-size-asian="10pt" style:font-weight-asian="bold" style:font-name-complex="Courier New3" style:font-size-complex="10pt" style:font-weight-complex="bold"/>
    </style:style>
    <style:style style:name="T6" style:family="text">
      <style:text-properties fo:color="#7f0055" style:font-name="Courier New" fo:font-size="10pt" style:text-underline-style="none" fo:font-weight="bold" style:font-size-asian="10pt" style:font-weight-asian="bold" style:font-name-complex="Courier New3" style:font-size-complex="10pt" style:language-complex="hi" style:country-complex="IN" style:font-weight-complex="bold"/>
    </style:style>
    <style:style style:name="T7" style:family="text">
      <style:text-properties fo:color="#000000" style:font-name="Courier New" fo:font-size="10pt" style:font-size-asian="10pt" style:font-name-complex="Courier New3" style:font-size-complex="10pt"/>
    </style:style>
    <style:style style:name="T8" style:family="text">
      <style:text-properties fo:color="#000000" style:font-name="Courier New" fo:font-size="10pt" style:font-size-asian="10pt" style:font-name-complex="Courier New3" style:font-size-complex="10pt" style:language-complex="hi" style:country-complex="IN"/>
    </style:style>
    <style:style style:name="T9" style:family="text">
      <style:text-properties fo:color="#000000" style:font-name="Courier New" fo:font-size="10pt" fo:font-style="italic" style:font-size-asian="10pt" style:font-style-asian="italic" style:font-name-complex="Courier New3" style:font-size-complex="10pt" style:language-complex="hi" style:country-complex="IN" style:font-style-complex="italic"/>
    </style:style>
    <style:style style:name="T10" style:family="text">
      <style:text-properties fo:color="#000000" style:font-name="Courier New" fo:font-size="10pt" fo:font-style="italic" style:text-underline-style="none" style:font-size-asian="10pt" style:font-style-asian="italic" style:font-name-complex="Courier New3" style:font-size-complex="10pt" style:language-complex="hi" style:country-complex="IN" style:font-style-complex="italic"/>
    </style:style>
    <style:style style:name="T11" style:family="text">
      <style:text-properties fo:color="#000000" style:font-name="Courier New" fo:font-size="10pt" style:text-underline-style="none" style:font-size-asian="10pt" style:font-name-complex="Courier New3" style:font-size-complex="10pt"/>
    </style:style>
    <style:style style:name="T12" style:family="text">
      <style:text-properties fo:color="#000000" style:font-name="Courier New" fo:font-size="10pt" style:text-underline-style="none" style:font-size-asian="10pt" style:font-name-complex="Courier New3" style:font-size-complex="10pt" style:language-complex="hi" style:country-complex="IN"/>
    </style:style>
    <style:style style:name="T13" style:family="text">
      <style:text-properties fo:color="#000000" style:text-underline-style="solid" style:text-underline-width="auto" style:text-underline-color="font-color" style:letter-kerning="true" style:font-name-asian="Times New Roman1" style:language-asian="en" style:country-asian="IN" style:font-name-complex="Calibri2" style:language-complex="hi" style:country-complex="IN"/>
    </style:style>
    <style:style style:name="T14" style:family="text">
      <style:text-properties fo:color="#000000" style:letter-kerning="true" style:font-name-asian="Times New Roman1" style:language-asian="en" style:country-asian="IN" style:font-name-complex="Calibri2" style:language-complex="hi" style:country-complex="IN"/>
    </style:style>
    <style:style style:name="T15" style:family="text">
      <style:text-properties fo:color="#000000" style:font-name="Calibri1" fo:font-size="11pt" style:text-underline-style="solid" style:text-underline-width="auto" style:text-underline-color="font-color" style:letter-kerning="true" style:font-name-asian="Times New Roman1" style:font-size-asian="11pt" style:language-asian="en" style:country-asian="IN" style:font-name-complex="Calibri2" style:font-size-complex="11pt" style:language-complex="hi" style:country-complex="IN"/>
    </style:style>
    <style:style style:name="T16" style:family="text">
      <style:text-properties fo:color="#000000" style:font-name="Calibri1" fo:font-size="11pt" style:letter-kerning="true" style:font-name-asian="Times New Roman1" style:font-size-asian="11pt" style:language-asian="en" style:country-asian="IN" style:font-name-complex="Calibri2" style:font-size-complex="11pt" style:language-complex="hi" style:country-complex="IN"/>
    </style:style>
    <style:style style:name="T17" style:family="text">
      <style:text-properties fo:color="#0000c0" style:font-name="Courier New" fo:font-size="10pt" style:font-size-asian="10pt" style:font-name-complex="Courier New3" style:font-size-complex="10pt"/>
    </style:style>
    <style:style style:name="T18" style:family="text">
      <style:text-properties fo:color="#0000c0" style:font-name="Courier New" fo:font-size="10pt" style:font-size-asian="10pt" style:font-name-complex="Courier New3" style:font-size-complex="10pt" style:language-complex="hi" style:country-complex="IN"/>
    </style:style>
    <style:style style:name="T19" style:family="text">
      <style:text-properties fo:color="#0000c0" style:font-name="Courier New" fo:font-size="10pt" fo:font-style="italic" style:font-size-asian="10pt" style:font-style-asian="italic" style:font-name-complex="Courier New3" style:font-size-complex="10pt" style:language-complex="hi" style:country-complex="IN" style:font-style-complex="italic"/>
    </style:style>
    <style:style style:name="T20" style:family="text">
      <style:text-properties fo:color="#0000c0" style:font-name="Courier New" fo:font-size="10pt" fo:font-style="italic" style:font-size-asian="10pt" style:font-style-asian="italic" style:font-name-complex="Courier New3" style:font-size-complex="10pt" style:font-style-complex="italic"/>
    </style:style>
    <style:style style:name="T21" style:family="text">
      <style:text-properties fo:color="#0000c0" style:font-name="Courier New" fo:font-size="10pt" fo:font-style="italic" style:text-underline-style="none" style:font-size-asian="10pt" style:font-style-asian="italic" style:font-name-complex="Courier New3" style:font-size-complex="10pt" style:language-complex="hi" style:country-complex="IN" style:font-style-complex="italic"/>
    </style:style>
    <style:style style:name="T22" style:family="text">
      <style:text-properties fo:color="#3f7f5f" style:font-name="Courier New" fo:font-size="10pt" style:font-size-asian="10pt" style:font-name-complex="Courier New3" style:font-size-complex="10pt"/>
    </style:style>
    <style:style style:name="T23" style:family="text">
      <style:text-properties fo:color="#3f7f5f" style:font-name="Courier New" fo:font-size="10pt" style:font-size-asian="10pt" style:font-name-complex="Courier New3" style:font-size-complex="10pt" style:language-complex="hi" style:country-complex="IN"/>
    </style:style>
    <style:style style:name="T24" style:family="text">
      <style:text-properties fo:color="#3f7f5f" style:font-name="Courier New" fo:font-size="10pt" style:text-underline-style="none" style:font-size-asian="10pt" style:font-name-complex="Courier New3" style:font-size-complex="10pt" style:language-complex="hi" style:country-complex="IN"/>
    </style:style>
    <style:style style:name="T25" style:family="text">
      <style:text-properties fo:color="#2a00ff" style:font-name="Courier New" fo:font-size="10pt" style:font-size-asian="10pt" style:font-name-complex="Courier New3" style:font-size-complex="10pt" style:language-complex="hi" style:country-complex="IN"/>
    </style:style>
    <style:style style:name="T26" style:family="text">
      <style:text-properties fo:color="#2a00ff" style:font-name="Courier New" fo:font-size="10pt" style:text-underline-style="none" style:font-size-asian="10pt" style:font-name-complex="Courier New3" style:font-size-complex="10pt" style:language-complex="hi" style:country-complex="IN"/>
    </style:style>
    <style:style style:name="T27" style:family="text">
      <style:text-properties style:font-name="Calibri" style:font-name-complex="Calibri2"/>
    </style:style>
    <style:style style:name="T28" style:family="text">
      <style:text-properties style:font-name="Calibri" fo:font-style="italic" style:font-style-asian="italic" style:font-name-complex="Calibri2" style:font-style-complex="italic"/>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color="#333333" fo:background-color="#ffffff" style:font-name-asian="Times New Roman1" style:language-asian="en" style:country-asian="IN" style:font-name-complex="Calibri2" style:language-complex="hi" style:country-complex="IN" loext:char-shading-value="0"/>
    </style:style>
    <style:style style:name="T32" style:family="text">
      <style:text-properties fo:color="#333333" style:font-name-asian="Times New Roman1" style:language-asian="en" style:country-asian="IN" style:font-name-complex="Calibri2" style:language-complex="hi" style:country-complex="IN"/>
    </style:style>
    <style:style style:name="T33" style:family="text">
      <style:text-properties fo:color="#333333" fo:font-weight="bold" style:font-name-asian="Times New Roman1" style:language-asian="en" style:country-asian="IN" style:font-weight-asian="bold" style:font-name-complex="Calibri2" style:language-complex="hi" style:country-complex="IN" style:font-weight-complex="bold"/>
    </style:style>
    <style:style style:name="T34" style:family="text">
      <style:text-properties fo:color="#333333" fo:font-style="italic" fo:font-weight="bold" style:font-name-asian="Times New Roman1" style:language-asian="en" style:country-asian="IN" style:font-style-asian="italic" style:font-weight-asian="bold" style:font-name-complex="Calibri2" style:language-complex="hi" style:country-complex="IN" style:font-style-complex="italic" style:font-weight-complex="bold"/>
    </style:style>
    <style:style style:name="T35" style:family="text">
      <style:text-properties style:font-name="Calibri1" fo:font-size="11pt" style:font-size-asian="11pt" style:font-size-complex="11pt"/>
    </style:style>
    <style:style style:name="T36" style:family="text">
      <style:text-properties style:font-name="Courier New1" fo:font-size="10pt" style:font-size-asian="10pt" style:font-size-complex="10pt"/>
    </style:style>
    <style:style style:name="T37" style:family="text">
      <style:text-properties style:text-underline-style="none"/>
    </style:style>
    <style:style style:name="T38" style:family="text">
      <style:text-properties style:text-underline-style="none" fo:font-weight="bold" style:font-weight-asian="bold" style:font-weight-complex="bold"/>
    </style:style>
    <style:style style:name="T39" style:family="text">
      <style:text-properties style:font-name="Courier New1"/>
    </style:style>
    <style:style style:name="T40" style:family="text">
      <style:text-properties style:font-name="Courier New1"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hapter 2 . Everything is a object</text:p>
      <text:list xml:id="list6333745542769756545" text:style-name="WWNum2">
        <text:list-item>
          <text:p text:style-name="P57">A reference of a object is separate than the object. A reference can exist even if there is no object associated with it.</text:p>
        </text:list-item>
        <text:list-item>
          <text:p text:style-name="P66">Where storage live<text:span text:style-name="T37"> :</text:span></text:p>
        </text:list-item>
      </text:list>
      <text:list xml:id="list7474305512785948467" text:style-name="WWNum7">
        <text:list-item>
          <text:p text:style-name="P61">Registers : It is the fastest storage because registers are present in processor itself. But number of registers are very few and programmer don’t have direct control of them.</text:p>
        </text:list-item>
        <text:list-item>
          <text:p text:style-name="P61">Stack : This is the second fastest after register as processor have direct support for them through <text:span text:style-name="T3">stack pointers. </text:span>They are a part of RAM and Java System must know while creating the program, the exact lifetime of all the items that lives on the stack. This put constraint on flexibility of the program. So java storage exist on the stack particularly references but java objects themselves are not stored on it.</text:p>
        </text:list-item>
        <text:list-item>
          <text:p text:style-name="P61">Heap: It is general purpose storage also part of the RAM where objects lives. For heap, java system don’t need to know how long the storage must stay <text:s/>on the heap. This gives a good amount of flexibility. Whenever new keyword is used to create a object, the storage is allocated on the heap. But heap take more time to allocate and cleanup storage compare to stack.</text:p>
        </text:list-item>
        <text:list-item>
          <text:p text:style-name="P61"><text:s/>Constant storage: Constant values are always placed in programmes but sometime they are placed in ROM in embedded systems.</text:p>
        </text:list-item>
        <text:list-item>
          <text:p text:style-name="P61">Non-RAM storage: Sometime we need objects to stay outside the programme, even when program is not running, outside the control of programme. Like <text:span text:style-name="T3">streamed objects</text:span> which are turn into stream of bytes to send from one machine to other machine. Also <text:span text:style-name="T3">persistence objects</text:span> which are stored on the disk so that they can hold their state even when program is terminated.</text:p>
        </text:list-item>
      </text:list>
      <text:p text:style-name="P2"/>
      <text:list xml:id="list6042823712681702008" text:style-name="WWNum12">
        <text:list-item>
          <text:p text:style-name="P69">Static keyword<text:span text:style-name="T37"> :</text:span></text:p>
        </text:list-item>
      </text:list>
      <text:list xml:id="list2099018135380080396" text:style-name="WWNum13">
        <text:list-item>
          <text:p text:style-name="P68">When one want to use a single storage for a field no matter how many objects holds that field they still share the same value. Also when one want a method which is not associated with any object then one should do that using static keyword. </text:p>
        </text:list-item>
        <text:list-item>
          <text:p text:style-name="P68">Example</text:p>
        </text:list-item>
      </text:list>
      <text:p text:style-name="P54">class StaticTest { </text:p>
      <text:p text:style-name="P7"><text:span text:style-name="T36">static int i = 47;</text:span> </text:p>
      <text:p text:style-name="No_20_Spacing"/>
      <text:p text:style-name="P34">When one will create two objects as shown below</text:p>
      <text:p text:style-name="No_20_Spacing"/>
      <text:p text:style-name="P20">StaticTest st1 = new StaticTest();</text:p>
      <text:p text:style-name="P20">StaticTest st2 = new StaticTest(); </text:p>
      <text:p text:style-name="P20"/>
      <text:p text:style-name="P3"/>
      <text:p text:style-name="P3"><text:soft-page-break/></text:p>
      <text:p text:style-name="P19">Both st1.i and st2.i will have the same value 47. If the value get changed through one object then the same value will reflect for the other.</text:p>
      <text:list xml:id="list3299467379987398336" text:style-name="WWNum15">
        <text:list-item>
          <text:p text:style-name="P58">One can even use static fields directly using class name. Example for above we can use field ‘i’ directly as StaticTest.i. </text:p>
        </text:list-item>
        <text:list-item>
          <text:p text:style-name="P62">Static methods too can be called in the same way with class name. Lets say there is a static method increment() in class StaticTest then one can call it directly without creating it object as StaticTest.increment(). </text:p>
        </text:list-item>
        <text:list-item>
          <text:p text:style-name="P62">But it is also true that one can call static method using an object too.</text:p>
        </text:list-item>
        <text:list-item>
          <text:p text:style-name="P62">(KnS) Static methods can’t be overridden as they belongs to class.</text:p>
        </text:list-item>
        <text:list-item>
          <text:p text:style-name="P62">(KnS) Only methods, variables and top-level nested classes can be marked as static.</text:p>
        </text:list-item>
        <text:list-item>
          <text:p text:style-name="P62">(KnS) Constructors, classes, Interfaces, Inner classes, Inner class methods and instance variables, Local variables all these can’t be marked as static.</text:p>
        </text:list-item>
        <text:list-item>
          <text:p text:style-name="P62">Non-static methods can’t be called through static methods even they are a part of same class. Example</text:p>
        </text:list-item>
      </text:list>
      <text:p text:style-name="P22"><text:span text:style-name="T6">package</text:span><text:span text:style-name="T12"> ch2EverythingIsAnObject;</text:span></text:p>
      <text:p text:style-name="P21"/>
      <text:p text:style-name="P28"><text:span text:style-name="T4">class</text:span><text:span text:style-name="T8"> StaticAccess</text:span></text:p>
      <text:p text:style-name="P21"/>
      <text:p text:style-name="P25">{</text:p>
      <text:p text:style-name="P28"><text:span text:style-name="T4"><text:tab/>int</text:span><text:span text:style-name="T8"> </text:span><text:span text:style-name="T18">a</text:span><text:span text:style-name="T8">;</text:span></text:p>
      <text:p text:style-name="P28"><text:span text:style-name="T4"><text:tab/>static</text:span><text:span text:style-name="T8"> </text:span><text:span text:style-name="T4">int</text:span><text:span text:style-name="T8"> </text:span><text:span text:style-name="T19">b</text:span><text:span text:style-name="T8">;</text:span></text:p>
      <text:p text:style-name="P25"/>
      <text:p text:style-name="P28"><text:span text:style-name="T4"><text:tab/>static</text:span><text:span text:style-name="T8"> </text:span><text:span text:style-name="T4">void</text:span><text:span text:style-name="T8"> method1()</text:span></text:p>
      <text:p text:style-name="P25"><text:tab/>{</text:p>
      <text:p text:style-name="P28"><text:span text:style-name="T8"><text:tab/> <text:s/></text:span><text:span text:style-name="T23">//a=10;//cannot access non-static variables</text:span></text:p>
      <text:p text:style-name="P28"><text:span text:style-name="T8"><text:tab/> <text:s/></text:span><text:span text:style-name="T19">b</text:span><text:span text:style-name="T8">=20;</text:span></text:p>
      <text:p text:style-name="P28"><text:span text:style-name="T8"><text:tab/> <text:s/></text:span><text:span text:style-name="T23">//method2(); //cannot call a non-static method</text:span></text:p>
      <text:p text:style-name="P28"><text:span text:style-name="T8"><text:tab/> <text:s text:c="2"/>System.</text:span><text:span text:style-name="T19">out</text:span><text:span text:style-name="T8">.println(</text:span><text:span text:style-name="T25">"inside static method"</text:span><text:span text:style-name="T8">);</text:span></text:p>
      <text:p text:style-name="P28"><text:span text:style-name="T8"><text:tab/> <text:s text:c="2"/>System.</text:span><text:span text:style-name="T19">out</text:span><text:span text:style-name="T8">.println(</text:span><text:span text:style-name="T25">"value of b :"</text:span><text:span text:style-name="T8">+</text:span><text:span text:style-name="T19">b</text:span><text:span text:style-name="T8">);</text:span></text:p>
      <text:p text:style-name="P21"/>
      <text:p text:style-name="P25"><text:tab/>}</text:p>
      <text:p text:style-name="P25"/>
      <text:p text:style-name="P28"><text:span text:style-name="T4"><text:tab/>void</text:span><text:span text:style-name="T8"> method2()</text:span></text:p>
      <text:p text:style-name="P25"><text:tab/>{</text:p>
      <text:p text:style-name="P28"><text:span text:style-name="T8"><text:tab/> <text:s/></text:span><text:span text:style-name="T18">a</text:span><text:span text:style-name="T8">=30;</text:span></text:p>
      <text:p text:style-name="P28"><text:span text:style-name="T8"><text:tab/> <text:s/></text:span><text:span text:style-name="T19">b</text:span><text:span text:style-name="T8">=40;</text:span><text:span text:style-name="T23">//non-static method can access static variable</text:span></text:p>
      <text:p text:style-name="P28"><text:span text:style-name="T8"><text:tab/> <text:s text:c="2"/>System.</text:span><text:span text:style-name="T19">out</text:span><text:span text:style-name="T8">.println(</text:span><text:span text:style-name="T25">"inside non-static method"</text:span><text:span text:style-name="T8">);</text:span></text:p>
      <text:p text:style-name="P28"><text:span text:style-name="T8"><text:tab/> <text:s text:c="2"/>System.</text:span><text:span text:style-name="T19">out</text:span><text:span text:style-name="T8">.println(</text:span><text:span text:style-name="T25">"value of a:"</text:span><text:span text:style-name="T8">+</text:span><text:span text:style-name="T18">a</text:span><text:span text:style-name="T8">+</text:span><text:span text:style-name="T25">" "</text:span><text:span text:style-name="T8">+</text:span><text:span text:style-name="T25">"value of a:"</text:span><text:span text:style-name="T8">+</text:span><text:span text:style-name="T19">b</text:span><text:span text:style-name="T8">);</text:span></text:p>
      <text:p text:style-name="P28"><text:span text:style-name="T8"><text:tab/> <text:s text:c="2"/></text:span><text:span text:style-name="T9">method1</text:span><text:span text:style-name="T8">();</text:span><text:span text:style-name="T23">//non-static method can call static method</text:span></text:p>
      <text:p text:style-name="P25"><text:tab/>}</text:p>
      <text:p text:style-name="P25">}</text:p>
      <text:p text:style-name="P21"/>
      <text:p text:style-name="P28"><text:span text:style-name="T4">public</text:span><text:span text:style-name="T8"> </text:span><text:span text:style-name="T4">class</text:span><text:span text:style-name="T8"> StaticAccessingStatic</text:span></text:p>
      <text:p text:style-name="P25">{</text:p>
      <text:p text:style-name="P28"><text:span text:style-name="T8"><text:tab/></text:span><text:span text:style-name="T4">public</text:span><text:span text:style-name="T8"> </text:span><text:span text:style-name="T4">static</text:span><text:span text:style-name="T8"> </text:span><text:span text:style-name="T4">void</text:span><text:span text:style-name="T8"> main(String args[])</text:span></text:p>
      <text:p text:style-name="P25"><text:tab/>{</text:p>
      <text:p text:style-name="P28"><text:span text:style-name="T8"><text:tab/><text:tab/>StaticAccess sa = </text:span><text:span text:style-name="T4">new</text:span><text:span text:style-name="T8"> StaticAccess();</text:span></text:p>
      <text:p text:style-name="P22"><text:span text:style-name="T12"><text:tab/><text:tab/>sa.</text:span><text:span text:style-name="T10">method1</text:span><text:span text:style-name="T12">();</text:span></text:p>
      <text:p text:style-name="P22"><text:span text:style-name="T12"><text:tab/><text:tab/></text:span><text:span text:style-name="T8">sa.method2();</text:span></text:p>
      <text:p text:style-name="P4"><text:soft-page-break/><text:tab/><text:tab/></text:p>
      <text:p text:style-name="P4"><text:tab/>}</text:p>
      <text:p text:style-name="P23">}</text:p>
      <text:p text:style-name="P23">Output:</text:p>
      <text:p text:style-name="P23">inside static method</text:p>
      <text:p text:style-name="P23">value of b :20</text:p>
      <text:p text:style-name="P23">inside non-static method</text:p>
      <text:p text:style-name="P23">value of a:30 value of a:40</text:p>
      <text:p text:style-name="P23">inside static method</text:p>
      <text:p text:style-name="P23">value of b :20</text:p>
      <text:p text:style-name="P4"/>
      <text:p text:style-name="P19">Above one can see method2() cant be called from a static method but reverse is possible. <text:s/>(Note: see also chapter 5 for why keyword ‘this’ cant be used in static method)</text:p>
      <text:p text:style-name="P11"><text:span text:style-name="T4">package</text:span><text:span text:style-name="T8"> ch2EverythingIsAnObject;</text:span></text:p>
      <text:p text:style-name="P10"/>
      <text:p text:style-name="P28"><text:span text:style-name="T4">class</text:span><text:span text:style-name="T8"> Static2 </text:span></text:p>
      <text:p text:style-name="P25">{</text:p>
      <text:p text:style-name="P11"><text:span text:style-name="T8"><text:tab/></text:span><text:span text:style-name="T4">static</text:span><text:span text:style-name="T8"> </text:span><text:span text:style-name="T4">int</text:span><text:span text:style-name="T8"> </text:span><text:span text:style-name="T19">i1</text:span><text:span text:style-name="T8">, </text:span><text:span text:style-name="T19">i2</text:span><text:span text:style-name="T8">;</text:span></text:p>
      <text:p text:style-name="P11"><text:span text:style-name="T8"><text:tab/></text:span><text:span text:style-name="T4">int</text:span><text:span text:style-name="T8"> </text:span><text:span text:style-name="T18">i3</text:span><text:span text:style-name="T8">;</text:span></text:p>
      <text:p text:style-name="P11"><text:span text:style-name="T8"><text:tab/></text:span><text:span text:style-name="T4">static</text:span><text:span text:style-name="T8"> </text:span><text:span text:style-name="T4">void</text:span><text:span text:style-name="T8"> increment()</text:span></text:p>
      <text:p text:style-name="P9"><text:tab/>{</text:p>
      <text:p text:style-name="P11"><text:span text:style-name="T8"><text:tab/><text:tab/></text:span><text:span text:style-name="T19">i1</text:span><text:span text:style-name="T8">++;</text:span></text:p>
      <text:p text:style-name="P11"><text:span text:style-name="T8"><text:tab/><text:tab/></text:span><text:span text:style-name="T19">i2</text:span><text:span text:style-name="T8">++;</text:span></text:p>
      <text:p text:style-name="P9"><text:tab/><text:tab/></text:p>
      <text:p text:style-name="P9"><text:tab/>}</text:p>
      <text:p text:style-name="P11"><text:span text:style-name="T8"><text:tab/></text:span><text:span text:style-name="T4">static</text:span><text:span text:style-name="T8"> </text:span><text:span text:style-name="T4">void</text:span><text:span text:style-name="T8"> decrement()</text:span></text:p>
      <text:p text:style-name="P9"><text:tab/>{</text:p>
      <text:p text:style-name="P11"><text:span text:style-name="T8"><text:tab/><text:tab/></text:span><text:span text:style-name="T19">i1</text:span><text:span text:style-name="T8">--;</text:span></text:p>
      <text:p text:style-name="P11"><text:span text:style-name="T8"><text:tab/><text:tab/></text:span><text:span text:style-name="T19">i2</text:span><text:span text:style-name="T8">--;</text:span></text:p>
      <text:p text:style-name="P9"><text:tab/>}</text:p>
      <text:p text:style-name="P11"><text:span text:style-name="T8"><text:tab/></text:span><text:span text:style-name="T4">static</text:span><text:span text:style-name="T8"> </text:span><text:span text:style-name="T4">void</text:span><text:span text:style-name="T8"> printValue()</text:span></text:p>
      <text:p text:style-name="P9"><text:tab/>{</text:p>
      <text:p text:style-name="P11"><text:span text:style-name="T8"><text:tab/><text:tab/>System.</text:span><text:span text:style-name="T19">out</text:span><text:span text:style-name="T8">.println(</text:span><text:span text:style-name="T19">i1</text:span><text:span text:style-name="T8">+</text:span><text:span text:style-name="T25">" "</text:span><text:span text:style-name="T8">+</text:span><text:span text:style-name="T19">i2</text:span><text:span text:style-name="T8">);</text:span></text:p>
      <text:p text:style-name="P9"><text:tab/>}</text:p>
      <text:p text:style-name="P11"><text:span text:style-name="T8"><text:tab/></text:span><text:span text:style-name="T4">void</text:span><text:span text:style-name="T8"> sum()</text:span></text:p>
      <text:p text:style-name="P9"><text:tab/>{</text:p>
      <text:p text:style-name="P11"><text:span text:style-name="T8"><text:tab/><text:tab/></text:span><text:span text:style-name="T4">int</text:span><text:span text:style-name="T8"> sum = 0;</text:span></text:p>
      <text:p text:style-name="P11"><text:span text:style-name="T8"><text:tab/><text:tab/>sum = </text:span><text:span text:style-name="T19">i1</text:span><text:span text:style-name="T8">+</text:span><text:span text:style-name="T19">i2</text:span><text:span text:style-name="T8">;</text:span></text:p>
      <text:p text:style-name="P11"><text:span text:style-name="T8"><text:tab/><text:tab/></text:span><text:span text:style-name="T9">printValue</text:span><text:span text:style-name="T8">();</text:span><text:span text:style-name="T23">//a non-static member can call a static</text:span></text:p>
      <text:p text:style-name="P11"><text:span text:style-name="T8"><text:tab/><text:tab/>System.</text:span><text:span text:style-name="T19">out</text:span><text:span text:style-name="T8">.println(</text:span><text:span text:style-name="T25">"sum : "</text:span><text:span text:style-name="T8">+sum);</text:span></text:p>
      <text:p text:style-name="P9"><text:tab/><text:tab/></text:p>
      <text:p text:style-name="P9"><text:tab/>}</text:p>
      <text:p text:style-name="P11"><text:span text:style-name="T8"><text:tab/></text:span><text:span text:style-name="T4">static</text:span><text:span text:style-name="T8"> </text:span><text:span text:style-name="T4">void</text:span><text:span text:style-name="T8"> AccessNonStatic()</text:span></text:p>
      <text:p text:style-name="P9"><text:tab/>{</text:p>
      <text:p text:style-name="P11"><text:span text:style-name="T8"><text:tab/><text:tab/></text:span><text:span text:style-name="T23">//a static method cannot call a non-static members</text:span></text:p>
      <text:p text:style-name="P11"><text:span text:style-name="T8"><text:tab/> <text:s text:c="3"/></text:span><text:span text:style-name="T23">// i3 = 0;</text:span></text:p>
      <text:p text:style-name="P11"><text:span text:style-name="T8"><text:tab/> <text:s text:c="2"/><text:tab/></text:span><text:span text:style-name="T23">//System.out.println(sum());</text:span></text:p>
      <text:p text:style-name="P9"><text:tab/>}</text:p>
      <text:p text:style-name="P9">}</text:p>
      <text:p text:style-name="P11"><text:span text:style-name="T4">public</text:span><text:span text:style-name="T8"> </text:span><text:span text:style-name="T4">class</text:span><text:span text:style-name="T8"> StaticMembers {</text:span></text:p>
      <text:p text:style-name="P11"><text:span text:style-name="T8"><text:tab/></text:span><text:span text:style-name="T4">public</text:span><text:span text:style-name="T8"> </text:span><text:span text:style-name="T4">static</text:span><text:span text:style-name="T8"> </text:span><text:span text:style-name="T4">void</text:span><text:span text:style-name="T8"> main(String[] args) {</text:span></text:p>
      <text:p text:style-name="P11"><text:span text:style-name="T8"><text:tab/><text:tab/></text:span><text:span text:style-name="T23">// calling members by </text:span><text:span text:style-name="T23">classname</text:span></text:p>
      <text:p text:style-name="P11"><text:span text:style-name="T8"><text:tab/><text:tab/>System.</text:span><text:span text:style-name="T19">out</text:span><text:span text:style-name="T8">.println(</text:span><text:span text:style-name="T25">"calling with classname"</text:span><text:span text:style-name="T8">);</text:span></text:p>
      <text:p text:style-name="P11"><text:span text:style-name="T8"><text:tab/><text:tab/>System.</text:span><text:span text:style-name="T19">out</text:span><text:span text:style-name="T8">.println(Static2.</text:span><text:span text:style-name="T19">i1</text:span><text:span text:style-name="T8">+</text:span><text:span text:style-name="T25">" "</text:span><text:span text:style-name="T8">+Static2.</text:span><text:span text:style-name="T19">i2</text:span><text:span text:style-name="T8">);</text:span></text:p>
      <text:p text:style-name="P11"><text:span text:style-name="T8"><text:tab/><text:tab/>Static2.</text:span><text:span text:style-name="T9">increment</text:span><text:span text:style-name="T8">();</text:span></text:p>
      <text:p text:style-name="P11"><text:span text:style-name="T8"><text:tab/><text:tab/>Static2.</text:span><text:span text:style-name="T9">printValue</text:span><text:span text:style-name="T8">();</text:span></text:p>
      <text:p text:style-name="P11"><text:span text:style-name="T8"><text:tab/><text:tab/>Static2.</text:span><text:span text:style-name="T9">decrement</text:span><text:span text:style-name="T8">();</text:span></text:p>
      <text:p text:style-name="P11"><text:span text:style-name="T8"><text:tab/><text:tab/>Static2.</text:span><text:span text:style-name="T9">printValue</text:span><text:span text:style-name="T8">();</text:span></text:p>
      <text:p text:style-name="P7"><text:soft-page-break/><text:span text:style-name="T8"><text:tab/><text:tab/></text:span><text:span text:style-name="T24">//Static2.sum();//cant call non-static member using classname</text:span></text:p>
      <text:p text:style-name="P8"><text:tab/><text:tab/></text:p>
      <text:p text:style-name="P7"><text:span text:style-name="T8"><text:tab/><text:tab/>System.</text:span><text:span text:style-name="T19">out</text:span><text:span text:style-name="T8">.println(</text:span><text:span text:style-name="T25">"calling with object"</text:span><text:span text:style-name="T8">);</text:span></text:p>
      <text:p text:style-name="P7"><text:span text:style-name="T8"><text:tab/><text:tab/>Static2 stc = </text:span><text:span text:style-name="T4">new</text:span><text:span text:style-name="T8"> Static2();</text:span></text:p>
      <text:p text:style-name="P7"><text:span text:style-name="T8"><text:tab/><text:tab/></text:span><text:span text:style-name="T12">System.</text:span><text:span text:style-name="T21">out</text:span><text:span text:style-name="T12">.println(stc.</text:span><text:span text:style-name="T21">i1</text:span><text:span text:style-name="T12">+</text:span><text:span text:style-name="T26">" "</text:span><text:span text:style-name="T12">+stc.</text:span><text:span text:style-name="T21">i2</text:span><text:span text:style-name="T12">);</text:span></text:p>
      <text:p text:style-name="P7"><text:span text:style-name="T8"><text:tab/><text:tab/>stc.</text:span><text:span text:style-name="T9">increment</text:span><text:span text:style-name="T8">();</text:span></text:p>
      <text:p text:style-name="P7"><text:span text:style-name="T8"><text:tab/><text:tab/>stc.</text:span><text:span text:style-name="T9">printValue</text:span><text:span text:style-name="T8">();</text:span></text:p>
      <text:p text:style-name="P7"><text:span text:style-name="T8"><text:tab/><text:tab/>stc.</text:span><text:span text:style-name="T9">decrement</text:span><text:span text:style-name="T8">();</text:span></text:p>
      <text:p text:style-name="P7"><text:span text:style-name="T8"><text:tab/><text:tab/>stc.</text:span><text:span text:style-name="T9">printValue</text:span><text:span text:style-name="T8">();</text:span></text:p>
      <text:p text:style-name="P8"><text:tab/><text:tab/></text:p>
      <text:p text:style-name="P7"><text:span text:style-name="T8"><text:tab/><text:tab/>System.</text:span><text:span text:style-name="T19">out</text:span><text:span text:style-name="T8">.println(</text:span><text:span text:style-name="T25">"calling non-static members"</text:span><text:span text:style-name="T8">);</text:span></text:p>
      <text:p text:style-name="P7"><text:span text:style-name="T8"><text:tab/><text:tab/>stc.</text:span><text:span text:style-name="T9">increment</text:span><text:span text:style-name="T8">();</text:span></text:p>
      <text:p text:style-name="P8"><text:tab/><text:tab/>stc.sum();</text:p>
      <text:p text:style-name="P8"><text:tab/><text:tab/>}</text:p>
      <text:p text:style-name="P23">}</text:p>
      <text:p text:style-name="P20">Output:</text:p>
      <text:p text:style-name="P27">calling with classname</text:p>
      <text:p text:style-name="P27">0 0</text:p>
      <text:p text:style-name="P27">1 1</text:p>
      <text:p text:style-name="P27">0 0</text:p>
      <text:p text:style-name="P27">calling with object</text:p>
      <text:p text:style-name="P27">0 0</text:p>
      <text:p text:style-name="P27">1 1</text:p>
      <text:p text:style-name="P27">0 0</text:p>
      <text:p text:style-name="P27">calling non-static members</text:p>
      <text:p text:style-name="P27">1 1</text:p>
      <text:p text:style-name="P33">sum : 2</text:p>
      <text:list xml:id="list451707548648116968" text:style-name="WWNum9">
        <text:list-item>
          <text:p text:style-name="P60"><text:span text:style-name="T1">Special case : Primitive types </text:span><text:s/>:</text:p>
        </text:list-item>
      </text:list>
      <text:p text:style-name="P30">Instance of creating variables by using new, which place them on the heap, java uses a alternative where variables are automatically created without any references. This new types are called primitive types. Primitive types holds the values directly and they are placed on the stack hence they are much more efficient.</text:p>
      <text:p text:style-name="P30"/>
      <text:list xml:id="list22274581" text:continue-numbering="true" text:style-name="WWNum9">
        <text:list-item>
          <text:p text:style-name="P63">Wrapper class allows one to make non-primitive objects who represents that primitive types. </text:p>
        </text:list-item>
      </text:list>
      <text:p text:style-name="Standard"><text:span text:style-name="T35">Ex.</text:span> <text:span text:style-name="T36">char c = ‘x’; </text:span></text:p>
      <text:p text:style-name="Standard"><text:span text:style-name="T36">Character ch = new Character(c);</text:span> </text:p>
      <text:p text:style-name="P36">Or one could also use</text:p>
      <text:p text:style-name="P35">Character ch = new Character(‘x’); </text:p>
      <text:p text:style-name="P37"><text:span text:style-name="T27">Java SE5 </text:span><text:span text:style-name="T28">autoboxing </text:span><text:span text:style-name="T27">will automatically convert from a primitive to a wrapper type</text:span></text:p>
      <text:p text:style-name="P35">Character ch = ‘x’; </text:p>
      <text:p text:style-name="P36">and back</text:p>
      <text:p text:style-name="P35">char c = ch;</text:p>
      <text:p text:style-name="P5"/>
      <text:p text:style-name="P5"><text:soft-page-break/></text:p>
      <text:list xml:id="list22291216" text:continue-numbering="true" text:style-name="WWNum9">
        <text:list-item>
          <text:p text:style-name="P63"><text:span text:style-name="T2">High Precision numbers</text:span><text:span text:style-name="T38"> </text:span><text:span text:style-name="T30">:</text:span></text:p>
        </text:list-item>
      </text:list>
      <text:p text:style-name="P30">Java provides two classes to perform high-precision arithmetic: BigInteger and BigDecimal. Although they fits as the same category of wrapper classes but either don’t have primitive analogue. One can do everything that one does with int and char but one must use method calls instead of operators. Here the operation is bit slow because big sizes are involved. </text:p>
      <text:p text:style-name="P30"/>
      <text:list xml:id="list22294337" text:continue-numbering="true" text:style-name="WWNum9">
        <text:list-item>
          <text:p text:style-name="P65"><text:span text:style-name="T1">Scoping</text:span> : </text:p>
        </text:list-item>
      </text:list>
      <text:list xml:id="list5226544937875352549" text:style-name="WWNum10">
        <text:list-item>
          <text:p text:style-name="P64">Scope is java is determined by curly braces {}.</text:p>
        </text:list-item>
      </text:list>
      <text:p text:style-name="P30">Ex. </text:p>
      <text:p text:style-name="P54">{ </text:p>
      <text:p text:style-name="P54">int x = 12; </text:p>
      <text:p text:style-name="P54">// Only x available </text:p>
      <text:p text:style-name="P54">{ </text:p>
      <text:p text:style-name="P54">int q = 96; </text:p>
      <text:p text:style-name="P54">// Both x &amp; q available </text:p>
      <text:p text:style-name="P54">} </text:p>
      <text:p text:style-name="P54">// Only x available </text:p>
      <text:p text:style-name="P54">// q is "out of scope" :</text:p>
      <text:p text:style-name="P32"><text:tab/>}</text:p>
      <text:p text:style-name="P1"/>
      <text:list xml:id="list22281726" text:continue-numbering="true" text:style-name="WWNum10">
        <text:list-item>
          <text:p text:style-name="P59">Scope of Objects:</text:p>
        </text:list-item>
      </text:list>
      <text:p text:style-name="P29">Lifetime of objects is not same as that of primitives. </text:p>
      <text:p text:style-name="P20">{ </text:p>
      <text:p text:style-name="P20">String s = new String("a string"); </text:p>
      <text:p text:style-name="P32">} // End of scope</text:p>
      <text:p text:style-name="P32"/>
      <text:p text:style-name="P31"><text:span text:style-name="T35">Even as above scope of reference ‘s’ is not longer exist but objects still lives on the heap which is removed by garbage collection when its find that no reference is referencing to it.</text:span> </text:p>
      <text:p text:style-name="P71"/>
      <text:list xml:id="list22271435" text:continue-list="list22294337" text:style-name="WWNum9">
        <text:list-item>
          <text:p text:style-name="P70">The argument list<text:span text:style-name="T37"> :</text:span></text:p>
        </text:list-item>
      </text:list>
      <text:p text:style-name="P28"><text:span text:style-name="T5">class</text:span><text:span text:style-name="T7"> Return1 </text:span></text:p>
      <text:p text:style-name="P26">{</text:p>
      <text:p text:style-name="P28"><text:span text:style-name="T7"><text:tab/></text:span><text:span text:style-name="T5">int</text:span><text:span text:style-name="T7"> </text:span><text:span text:style-name="T17">a</text:span><text:span text:style-name="T7"> = 10, </text:span><text:span text:style-name="T17">b</text:span><text:span text:style-name="T7"> = 10;</text:span></text:p>
      <text:p text:style-name="P28"><text:span text:style-name="T7"><text:tab/></text:span><text:span text:style-name="T5">int</text:span><text:span text:style-name="T7"> </text:span><text:span text:style-name="T17">sum</text:span><text:span text:style-name="T7"> = 0;</text:span></text:p>
      <text:p text:style-name="P28"><text:span text:style-name="T7"><text:tab/></text:span><text:span text:style-name="T5">int</text:span><text:span text:style-name="T7"> retSum()</text:span></text:p>
      <text:p text:style-name="P26"><text:tab/>{</text:p>
      <text:p text:style-name="P28"><text:span text:style-name="T7"><text:tab/><text:tab/></text:span><text:span text:style-name="T17">sum</text:span><text:span text:style-name="T7"> = </text:span><text:span text:style-name="T17">a</text:span><text:span text:style-name="T7">+</text:span><text:span text:style-name="T17">b</text:span><text:span text:style-name="T7">;</text:span></text:p>
      <text:p text:style-name="P28"><text:span text:style-name="T7"><text:tab/><text:tab/></text:span><text:span text:style-name="T5">return</text:span><text:span text:style-name="T7"> </text:span><text:span text:style-name="T17">sum</text:span><text:span text:style-name="T7">;</text:span></text:p>
      <text:p text:style-name="P28"><text:span text:style-name="T7"><text:tab/><text:tab/></text:span><text:span text:style-name="T22">//System.out.println("after return");//this wont execute</text:span></text:p>
      <text:p text:style-name="P26"><text:tab/>}</text:p>
      <text:p text:style-name="P28"><text:span text:style-name="T7"><text:tab/></text:span><text:span text:style-name="T5">void</text:span><text:span text:style-name="T7"> retNothing()</text:span></text:p>
      <text:p text:style-name="P26"><text:tab/>{</text:p>
      <text:p text:style-name="P28"><text:span text:style-name="T7"><text:tab/><text:tab/>System.</text:span><text:span text:style-name="T20">out</text:span><text:span text:style-name="T7">.println(</text:span><text:span text:style-name="T17">sum</text:span><text:span text:style-name="T7">);</text:span></text:p>
      <text:p text:style-name="P22"><text:span text:style-name="T11"><text:tab/></text:span><text:span text:style-name="T7"><text:tab/></text:span><text:span text:style-name="T5">return</text:span><text:span text:style-name="T7">;</text:span><text:span text:style-name="T22">//its not compulsory but still code runs fine</text:span></text:p>
      <text:p text:style-name="P6"><text:soft-page-break/>}</text:p>
      <text:p text:style-name="P24">}</text:p>
      <text:p text:style-name="P13">‘return’ keyword return the data from a method. If we write any code after the return method then there will be compiler error as shown above in method <text:span text:style-name="T29">retSum()</text:span>. Also when you don’t want to return anything one can mention <text:span text:style-name="T29">void</text:span><text:span text:style-name="T3"> </text:span>as return type. Also as seen above in method <text:span text:style-name="T29">retNothing()</text:span> you can still use return keyword (itss not mandatory)and it will work fine.</text:p>
      <text:p text:style-name="P12"><text:span text:style-name="T31">The static keyword can be used in </text:span><text:span text:style-name="T33">3 </text:span><text:span text:style-name="T31">scenarios</text:span></text:p>
      <text:list xml:id="list4454705052715617988" text:style-name="WWNum16">
        <text:list-item>
          <text:p text:style-name="P39">static variables</text:p>
        </text:list-item>
        <text:list-item>
          <text:p text:style-name="P42">static methods</text:p>
        </text:list-item>
        <text:list-item>
          <text:p text:style-name="P42">static blocks of code.</text:p>
        </text:list-item>
      </text:list>
      <text:h text:style-name="P50" text:outline-level="1"><text:span text:style-name="T15">Static Variables</text:span><text:span text:style-name="T16"> :</text:span></text:h>
      <text:list xml:id="list5542278293235559434" text:style-name="WWNum17">
        <text:list-item>
          <text:p text:style-name="P55"><text:span text:style-name="T32">It is a variable which </text:span><text:span text:style-name="T33">belongs to the class </text:span><text:span text:style-name="T32">and </text:span><text:span text:style-name="T33">not </text:span><text:span text:style-name="T32">to </text:span><text:span text:style-name="T33">object</text:span><text:span text:style-name="T32">(instance)</text:span></text:p>
        </text:list-item>
        <text:list-item>
          <text:p text:style-name="P40"><text:span text:style-name="T32">Static variables are </text:span><text:span text:style-name="T33">initialized only once </text:span><text:span text:style-name="T32">, at the start of the execution . These variables will be initialized first, before the initialization of any instance variables</text:span></text:p>
        </text:list-item>
        <text:list-item>
          <text:p text:style-name="P44"><text:span text:style-name="T32">A </text:span><text:span text:style-name="T33">single copy </text:span><text:span text:style-name="T32">to be shared by all instances of the class</text:span></text:p>
        </text:list-item>
        <text:list-item>
          <text:p text:style-name="P46"><text:span text:style-name="T32">A static variable can be </text:span><text:span text:style-name="T33">accessed directly </text:span><text:span text:style-name="T32">by the </text:span><text:span text:style-name="T33">class name</text:span><text:span text:style-name="T32"> and doesn’t need any object</text:span></text:p>
        </text:list-item>
        <text:list-item>
          <text:p text:style-name="P46"><text:span text:style-name="T32">Syntax : &lt;</text:span><text:span text:style-name="T34">class-name&gt;.&lt;variable-name&gt;</text:span></text:p>
        </text:list-item>
      </text:list>
      <text:h text:style-name="P51" text:outline-level="1"><text:span text:style-name="T13">Static Method</text:span><text:span text:style-name="T14"> :</text:span></text:h>
      <text:list xml:id="list3391340455009029734" text:style-name="WWNum18">
        <text:list-item>
          <text:p text:style-name="P41"><text:span text:style-name="T32">It is a method which </text:span><text:span text:style-name="T33">belongs to the class </text:span><text:span text:style-name="T32">and </text:span><text:span text:style-name="T33">not </text:span><text:span text:style-name="T32">to the </text:span><text:span text:style-name="T33">object</text:span><text:span text:style-name="T32">(instance)</text:span></text:p>
        </text:list-item>
        <text:list-item>
          <text:p text:style-name="P47"><text:span text:style-name="T32">A static method </text:span><text:span text:style-name="T33">can access only static data</text:span><text:span text:style-name="T32">. It can not access non-static data (instance variables)</text:span></text:p>
        </text:list-item>
        <text:list-item>
          <text:p text:style-name="P47"><text:span text:style-name="T32">A static method </text:span><text:span text:style-name="T33">can call</text:span><text:span text:style-name="T32"> </text:span><text:span text:style-name="T33">only</text:span><text:span text:style-name="T32"> other </text:span><text:span text:style-name="T33">static methods </text:span><text:span text:style-name="T32">and can not call a non-static method from it.</text:span></text:p>
        </text:list-item>
        <text:list-item>
          <text:p text:style-name="P47"><text:span text:style-name="T32">A static method can be </text:span><text:span text:style-name="T33">accessed directly </text:span><text:span text:style-name="T32">by the </text:span><text:span text:style-name="T33">class name</text:span><text:span text:style-name="T32"> and doesn’t need any object</text:span></text:p>
        </text:list-item>
        <text:list-item>
          <text:p text:style-name="P45"><text:span text:style-name="T32">Syntax : &lt;</text:span><text:span text:style-name="T34">class-name&gt;.&lt;method-name&gt;</text:span></text:p>
        </text:list-item>
        <text:list-item>
          <text:p text:style-name="P43">A static method cannot refer to “this” or “super” keywords in anyway</text:p>
        </text:list-item>
      </text:list>
      <text:p text:style-name="P16">Side Note:</text:p>
      <text:list xml:id="list2944161482592856662" text:style-name="WWNum19">
        <text:list-item>
          <text:p text:style-name="P49">main method is static , since it must be be accessible for an application to run , before any instantiation takes place.</text:p>
        </text:list-item>
      </text:list>
      <text:h text:style-name="P52" text:outline-level="1"><text:span text:style-name="T13">Static Block</text:span><text:span text:style-name="T14"> :</text:span></text:h>
      <text:p text:style-name="P17">The static block, is a block of statement inside a Java class that will be executed when a class is first loaded in to the JVM</text:p>
      <table:table table:name="Table1" table:style-name="Table1">
        <table:table-column table:style-name="Table1.A"/>
        <table:table-column table:style-name="Table1.B"/>
        <table:table-row table:style-name="Table1.1">
          <table:table-cell table:style-name="Table1.A1" office:value-type="string">
            <text:p text:style-name="P14">1</text:p>
            <text:p text:style-name="P14">2</text:p>
            <text:p text:style-name="P14">3</text:p>
            <text:p text:style-name="P14">4</text:p>
            <text:p text:style-name="P14">5</text:p>
          </table:table-cell>
          <table:table-cell table:style-name="Table1.A1" office:value-type="string">
            <text:p text:style-name="P15">class Test{</text:p>
            <text:p text:style-name="P15"> static {</text:p>
            <text:p text:style-name="P15"> //Code goes here</text:p>
            <text:p text:style-name="P15"> }</text:p>
            <text:p text:style-name="P14">}</text:p>
          </table:table-cell>
        </table:table-row>
      </table:table>
      <text:p text:style-name="P18"><text:span text:style-name="T32">A </text:span><text:span text:style-name="T33">static block helps to initialize the static data members</text:span><text:span text:style-name="T32">, just like constructors help to initialize instance memb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paragraph-properties fo:margin-top="0in" fo:margin-bottom="0.1945in"/>
      <style:text-properties style:font-name="Times New Roman" fo:font-size="12pt" style:font-name-asian="Times New Roman1" style:font-size-asian="12pt" style:language-asian="en" style:country-asian="IN" style:font-name-complex="Times New Roman1" style:font-size-complex="12pt" style:language-complex="hi" style:country-complex="IN"/>
    </style:style>
    <style:style style:name="No_20_Spacing" style:display-name="No Spacing" style:family="paragraph" style:default-outline-level="">
      <style:paragraph-properties fo:margin-top="0in" fo:margin-bottom="0in"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fo:text-indent="0in" style:auto-text-indent="false"/>
    </style:style>
    <style:style style:name="Heading_20_1" style:display-name="Heading 1" style:family="paragraph" style:parent-style-name="Standard" style:default-outline-level="1" style:list-style-name="" style:class="text"/>
    <style:style style:name="Table_20_Contents" style:display-name="Table Contents" style:family="paragraph" style:parent-style-name="Standard" style:class="extra">
      <style:paragraph-properties text:number-lines="false" text:line-number="0"/>
    </style:style>
    <style:style style:name="ListLabel_20_4" style:display-name="ListLabel 4" style:family="text">
      <style:text-properties fo:font-size="10pt" style:font-size-asian="10pt"/>
    </style:style>
    <style:style style:name="ListLabel_20_3" style:display-name="ListLabel 3" style:family="text">
      <style:text-properties style:text-underline-style="none"/>
    </style:style>
    <style:style style:name="ListLabel_20_2" style:display-name="ListLabel 2" style:family="text">
      <style:text-properties style:text-underline-style="solid" style:text-underline-width="auto" style:text-underline-color="font-color"/>
    </style:style>
    <style:style style:name="ListLabel_20_1" style:display-name="ListLabel 1" style:family="text">
      <style:text-properties style:font-name-complex="Courier New3"/>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language-asian="en" style:country-asian="IN" style:font-weight-asian="bold" style:font-name-complex="Times New Roman1" style:font-size-complex="24pt" style:language-complex="hi" style:country-complex="IN" style:font-weight-complex="bold"/>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7-28T22:40:46.28</meta:creation-date>
    <dc:date>2016-07-29T02:10:13.20</dc:date>
    <dc:creator>Jayant Joshi</dc:creator>
    <meta:editing-duration>PT44M45S</meta:editing-duration>
    <meta:editing-cycles>14</meta:editing-cycles>
    <meta:generator>OpenOffice/4.1.2$Win32 OpenOffice.org_project/412m3$Build-9782</meta:generator>
    <meta:document-statistic meta:table-count="1" meta:image-count="0" meta:object-count="0" meta:page-count="6" meta:paragraph-count="217" meta:word-count="1492" meta:character-count="8858"/>
  </office:meta>
</office:document-meta>
</file>